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1">
      <style:text-properties fo:font-size="15pt" fo:font-weight="bold" style:font-size-asian="15pt" style:font-weight-asian="bold" style:font-size-complex="15pt" style:font-weight-complex="bold"/>
    </style:style>
    <style:style style:name="P7" style:family="paragraph" style:parent-style-name="Standard" style:list-style-name="L2"/>
    <style:style style:name="P8" style:family="paragraph" style:parent-style-name="Standard" style:list-style-name="L2">
      <style:text-properties fo:font-style="normal" style:font-style-asian="normal" style:font-style-complex="normal"/>
    </style:style>
    <style:style style:name="P9" style:family="paragraph" style:parent-style-name="Standard" style:list-style-name="L4">
      <style:text-properties fo:font-style="normal" style:font-style-asian="normal" style:font-style-complex="normal"/>
    </style:style>
    <style:style style:name="P10" style:family="paragraph" style:parent-style-name="Standard" style:list-style-name="L5">
      <style:text-properties fo:font-style="normal" style:font-style-asian="normal" style:font-style-complex="normal"/>
    </style:style>
    <style:style style:name="P11"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1">
      <style:text-properties fo:font-weight="bold" style:font-weight-asian="bold" style:font-weight-complex="bold"/>
    </style:style>
    <style:style style:name="P15" style:family="paragraph" style:parent-style-name="Standard" style:list-style-name="L3"/>
    <style:style style:name="P16" style:family="paragraph" style:parent-style-name="Standard" style:list-style-name="L1">
      <style:text-properties officeooo:rsid="001fef2c" officeooo:paragraph-rsid="001fef2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0777509837066570" text:style-name="L1">
        <text:list-item>
          <text:p text:style-name="P6">Project : Optimization of vaccination schedules in low and middle income countries </text:p>
        </text:list-item>
      </text:list>
      <text:p text:style-name="Standard">- The current vaccine schedule in use in many countries was established more than 25 years ago </text:p>
      <text:p text:style-name="Standard">as part of the Expanded Programme on Immunization (EPI). </text:p>
      <text:list xml:id="list1608000930798428753" text:style-name="L2">
        <text:list-item>
          <text:list>
            <text:list-item>
              <text:p text:style-name="P7">Đã thu được kết quả (số người nhiễm bệnh đã giảm). </text:p>
            </text:list-item>
            <text:list-item>
              <text:p text:style-name="P7">However, despite a global increase in vaccine uptake compared to the early years when EPI was first introduced, vaccine preventable diseases still remain important causes of childhood morbidity and mortality. Since the establishment of the initial global vaccination schedule (i.e. 6, 10 and 14 weeks for DTP-OPV and 9 months for measles vaccine), the epidemiology of these infections has greatly changed, new vaccines have been designed and introduced, health services have changed and expanded, and other interventions have been linked to EPI activities (such as micronutrient supplementation and preventive treatments for malaria). <text:span text:style-name="T1">(Thời gian biểu, đã dc fixe, mà hiện tại bệnh đã thay đổi)</text:span></text:p>
            </text:list-item>
            <text:list-item>
              <text:p text:style-name="P7">In addition, much has been learnt about the mechanism of action and impact of all vaccines. <text:span text:style-name="T1">Given all these developments, there is growing recognition that new or alternative schedules may be desirable to optimise impact and reduce child mortality.</text:span> The varying country specific burden of diseases as well as varying health infrastructures and resources suggest that it is unlikely that a single, uniform immunisation schedule would now suit all countries. (trang thiết bị của tươờngquoocs </text:p>
            </text:list-item>
            <text:list-item>
              <text:p text:style-name="P7">Several epidemiological and modelling studies have explored the effect of specific vaccines on child morbidity and mortality, but there has been little work on a comprehensive evaluation of vaccination schedules at global or country level. This project aims to determine how best to design vaccination schedules in order to reduce vaccine preventable diseases burden in a cost effective manner. </text:p>
            </text:list-item>
            <text:list-item>
              <text:p text:style-name="P7"><text:span text:style-name="T2">“More than 20 years have passed since the “EPI schedule” of 6, 10 and 14 weeks for DTP-OPV and 9 months for measles vaccine was introduced, and more information has accrued, together with the development of improved techniques for assessing immune responses. There was recognition that vaccination schedules in use today vary greatly around the world, and it is unlikely that a single, uniform vaccination schedule would suit all countries. WHO should aim to provide countries with advice on the parameters to be considered when they select a schedule. There was unanimous support for a new review of the evidence base, and agreement that changes in schedule are not appropriate without strong evidence to demonstrate benefit. </text:span><text:span text:style-name="T3">It has also been stressed that is difficult to design ONE schedule for ALL countries as there are differences in epidemiology, health infrastructure and resources. In developed countries these discussions take place at national level based on local data however, low resource countries often rely on decisions made by others"</text:span><text:span text:style-name="T2"> (Weekly Epidemiological Record June 2006, 6/1/06 )</text:span></text:p>
            </text:list-item>
            <text:list-item>
              <text:p text:style-name="P8">Experience with measles, polio and conjugate vaccines demonstrate that the successful use of mass immunization campaigns requires a deep understanding of the disease epidemiology and transmission (e.g. epidemiology of carriage, age groups most critical for disease transmission). In addition, an evaluation is required of the need for periodic follow-up campaigns and the role of routine immunizations. The interplay between routine and campaign delivery strategies should be studied in various settings. It is well recognised that there are still important barriers to ensuring equitable access to high quality vaccines to all children in the world. </text:p>
            </text:list-item>
            <text:list-item>
              <text:p text:style-name="P11">This project addresses the issue of how best to select a vaccination schedule at country level based on costs, implementation and delivery, disease burden and vaccine responses by age and number of doses. </text:p>
            </text:list-item>
          </text:list>
        </text:list-item>
      </text:list>
      <text:list xml:id="list185933638397414" text:continue-list="list7290777509837066570" text:style-name="L1">
        <text:list-header>
          <text:p text:style-name="P12"/>
        </text:list-header>
        <text:list-item>
          <text:p text:style-name="P14">Socially Optimal Vaccination Policies [Louis Boguchwal ]</text:p>
        </text:list-item>
      </text:list>
      <text:list xml:id="list3739788205402051967" text:style-name="L3">
        <text:list-item>
          <text:p text:style-name="P15"><text:soft-page-break/>The vaccination method is imperfect, as the number of susceptible individuals within a particular population generally exceeds the number of available vaccines. </text:p>
        </text:list-item>
        <text:list-item>
          <text:p text:style-name="P15">the benefits of mass-vaccination outweigh the risks associated with it. Bernoulli calculated that such a policy would increase life expectancy by over three years. </text:p>
        </text:list-item>
        <text:list-item>
          <text:p text:style-name="P15">Does there exist a scenario in which the epidemic would end when there are a positive number of susceptibles left in the population? <text:span text:style-name="T1">Người ta cm dc rằng: <text:s/>if the initial number of susceptibles could be reduced to some number below the relative removal rate, by some measures such as vaccination, then the impact of the epidemic would be greatly lessened. </text:span></text:p>
        </text:list-item>
        <text:list-item>
          <text:p text:style-name="P13">The authors concluded that, in general, <text:span text:style-name="T1">a vaccination policy based upon betweenness centrality would result in fewer total infections throughout the population than a vaccination policy based solely upon degree. </text:span>Hence, analysis of degree alone is insufficient to form the basis for vaccine allocation policy decisions. Nodes were ranked for vaccination based upon degree, betweenness centrality, and random-walk centrality in decreasing order for each criterion. </text:p>
        </text:list-item>
      </text:list>
      <text:p text:style-name="P4"/>
      <text:p text:style-name="P4"/>
      <text:list xml:id="list185934111895175" text:continue-list="list185933638397414" text:style-name="L1">
        <text:list-item>
          <text:p text:style-name="P16"/>
          <text:p text:style-name="P16"/>
        </text:list-item>
        <text:list-item>
          <text:p text:style-name="P5">cữ</text:p>
        </text:list-item>
        <text:list-item>
          <text:p text:style-name="P5">ư</text:p>
        </text:list-item>
      </text:list>
      <text:p text:style-name="P1">Modeling</text:p>
      <text:p text:style-name="P3">Markov chains, transportation network analysis, and simulation have contributed to the most notable developments in efficient vaccine allocation methods. </text:p>
      <text:list xml:id="list2463897911490271843" text:style-name="L4">
        <text:list-item>
          <text:p text:style-name="P9">Socially Optimal Vaccination Policies [Louis Boguchwal]</text:p>
        </text:list-item>
      </text:list>
      <text:list xml:id="list4068157164248010389" text:style-name="L5">
        <text:list-item>
          <text:list>
            <text:list-item>
              <text:p text:style-name="P10"><text:s/>A model that allows for spatial heterogeneity better captures disease spread, as people are highly mobile in today’s modern age. </text:p>
            </text:list-item>
            <text:list-item>
              <text:p text:style-name="P10">disease propagation in a particular city depends on the inflow and outflow of individuals with respect to that city. </text:p>
            </text:list-item>
            <text:list-item>
              <text:p text:style-name="P10">For a multi-city network, <text:span text:style-name="T1">Hyman and LaForce </text:span>determined that the basic reproduction number for each city is found by computing the appropriate eigenvalue of the Jacobian matrix that corresponds to the spatially heterogeneous SIR model. The maximum eigenvalue of matrix m provides a rough estimate of R0 over all cities in the network (Sattenspiel, 2009). </text:p>
            </text:list-item>
            <text:list-item>
              <text:p text:style-name="P10">TRONG 1 METAPOPULATION: <text:span text:style-name="T1">population size increases, likelihood of spread decreases.</text:span> The spread of an epidemic is fast in smaller cities, as it is easier to engulf a small city with disease in comparison to a large city. Therefore, the likelihood of an infected individual flying out of a small city is greater than the likelihood of an infected individual flying out of a large city. The authors also found that cities of high incoming traffic were disease propagation hubs because high incoming traffic implies a high likelihood of arriving infectives. </text:p>
            </text:list-item>
          </text:list>
        </text:list-item>
      </text:list>
      <text:p text:style-name="P2"/>
      <text:list xml:id="list185935361382805" text:continue-list="list2463897911490271843" text:style-name="L4">
        <text:list-item>
          <text:p text:style-name="P9">qsa</text:p>
        </text:list-item>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4-11-22T08:50:53</meta:creation-date>
    <dc:date>2015-11-30T18:59:33.466795636</dc:date>
    <meta:editing-duration>PT10H25M54S</meta:editing-duration>
    <meta:editing-cycles>32</meta:editing-cycles>
    <meta:generator>LibreOffice/4.2.8.2$Linux_X86_64 LibreOffice_project/420m0$Build-2</meta:generator>
    <meta:document-statistic meta:table-count="0" meta:image-count="0" meta:object-count="0" meta:page-count="2" meta:paragraph-count="27" meta:word-count="1003" meta:character-count="6429" meta:non-whitespace-character-count="5455"/>
  </office:meta>
</office:document-meta>
</file>